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fr" fo:country="FR" style:text-underline-style="solid" style:text-underline-width="auto" style:text-underline-color="font-color" officeooo:rsid="00018cf5" officeooo:paragraph-rsid="00018cf5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2pt" fo:language="fr" fo:country="FR" style:text-underline-style="solid" style:text-underline-width="auto" style:text-underline-color="font-color" officeooo:rsid="00018cf5" officeooo:paragraph-rsid="00018cf5" style:font-size-asian="22pt" style:font-size-complex="22pt"/>
    </style:style>
    <style:style style:name="P3" style:family="paragraph" style:parent-style-name="Standard">
      <style:paragraph-properties fo:text-align="start" style:justify-single-word="false"/>
      <style:text-properties fo:font-size="12pt" fo:language="fr" fo:country="FR" style:text-underline-style="none" officeooo:rsid="00021b21" officeooo:paragraph-rsid="00021b21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fo:language="fr" fo:country="FR" style:text-underline-style="none" officeooo:rsid="00021b21" officeooo:paragraph-rsid="00025ae1" style:font-size-asian="10.5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language="fr" fo:country="FR" style:text-underline-style="none" officeooo:rsid="0008b9d5" officeooo:paragraph-rsid="0008b9d5" style:font-size-asian="10.5pt" style:font-size-complex="12pt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2pt" fo:language="fr" fo:country="FR" style:text-underline-style="none" officeooo:rsid="0008b9d5" officeooo:paragraph-rsid="0015f2a6" style:font-size-asian="10.5pt" style:font-size-complex="12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language="fr" fo:country="FR" style:text-underline-style="none" officeooo:rsid="0008fda2" officeooo:paragraph-rsid="0008fda2" style:font-size-asian="10.5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language="fr" fo:country="FR" style:text-underline-style="none" officeooo:rsid="000bf47b" officeooo:paragraph-rsid="000bf47b" style:font-size-asian="10.5pt" style:font-size-complex="12pt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fo:language="fr" fo:country="FR" style:text-underline-style="none" officeooo:rsid="000bf47b" officeooo:paragraph-rsid="0015f2a6" style:font-size-asian="10.5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language="fr" fo:country="FR" style:text-underline-style="none" officeooo:rsid="000d67f0" officeooo:paragraph-rsid="000d67f0" style:font-size-asian="10.5pt" style:font-size-complex="12pt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fo:language="fr" fo:country="FR" style:text-underline-style="none" officeooo:rsid="000d67f0" officeooo:paragraph-rsid="001acfd2" style:font-size-asian="10.5pt" style:font-size-complex="12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language="fr" fo:country="FR" style:text-underline-style="none" officeooo:rsid="000dd33d" officeooo:paragraph-rsid="000dd33d" style:font-size-asian="10.5pt" style:font-size-complex="12pt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fo:language="fr" fo:country="FR" style:text-underline-style="none" officeooo:rsid="000dd33d" officeooo:paragraph-rsid="0015f2a6" style:font-size-asian="10.5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2pt" fo:language="fr" fo:country="FR" style:text-underline-style="none" officeooo:rsid="000ed9a3" officeooo:paragraph-rsid="000ed9a3" style:font-size-asian="10.5pt" style:font-size-complex="12pt"/>
    </style:style>
    <style:style style:name="P15" style:family="paragraph" style:parent-style-name="Standard" style:list-style-name="L3">
      <style:paragraph-properties fo:text-align="start" style:justify-single-word="false"/>
      <style:text-properties fo:font-size="12pt" fo:language="fr" fo:country="FR" style:text-underline-style="none" officeooo:rsid="000ed9a3" officeooo:paragraph-rsid="0015f2a6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edd7b" officeooo:paragraph-rsid="001edd7b" style:font-size-asian="10.5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100b37"/>
    </style:style>
    <style:style style:name="P18" style:family="paragraph" style:parent-style-name="Standard">
      <style:paragraph-properties fo:text-align="start" style:justify-single-word="false"/>
      <style:text-properties officeooo:paragraph-rsid="00100b37"/>
    </style:style>
    <style:style style:name="P19" style:family="paragraph" style:parent-style-name="Standard">
      <style:paragraph-properties fo:text-align="start" style:justify-single-word="false"/>
      <style:text-properties fo:font-size="14pt" fo:language="fr" fo:country="FR" style:text-underline-style="none" officeooo:rsid="00021b21" officeooo:paragraph-rsid="00025ae1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fo:language="fr" fo:country="FR" style:text-underline-style="none" officeooo:rsid="0004407a" officeooo:paragraph-rsid="0004407a" style:font-size-asian="12.25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fo:language="fr" fo:country="FR" style:text-underline-style="none" officeooo:rsid="0004407a" officeooo:paragraph-rsid="0004407a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fo:language="fr" fo:country="FR" style:text-underline-style="solid" style:text-underline-width="auto" style:text-underline-color="font-color" officeooo:rsid="0004407a" officeooo:paragraph-rsid="0004407a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fo:language="fr" fo:country="FR" style:text-underline-style="solid" style:text-underline-width="auto" style:text-underline-color="font-color" officeooo:rsid="0004407a" officeooo:paragraph-rsid="0015f2a6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fo:font-size="14pt" fo:language="fr" fo:country="FR" style:text-underline-style="solid" style:text-underline-width="auto" style:text-underline-color="font-color" officeooo:rsid="0008fda2" officeooo:paragraph-rsid="0008fda2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5f2a6" officeooo:paragraph-rsid="0015f2a6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1edd7b" officeooo:paragraph-rsid="001edd7b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officeooo:rsid="001eabc6" officeooo:paragraph-rsid="001eabc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8fda2" style:font-style-asian="italic" style:font-style-complex="italic"/>
    </style:style>
    <style:style style:name="T5" style:family="text">
      <style:text-properties fo:font-style="italic" officeooo:rsid="00143dae" style:font-style-asian="italic" style:font-style-complex="italic"/>
    </style:style>
    <style:style style:name="T6" style:family="text">
      <style:text-properties fo:font-style="italic" officeooo:rsid="0015f2a6" style:font-style-asian="italic" style:font-style-complex="italic"/>
    </style:style>
    <style:style style:name="T7" style:family="text">
      <style:text-properties fo:font-style="italic" officeooo:rsid="001741b9" style:font-style-asian="italic" style:font-style-complex="italic"/>
    </style:style>
    <style:style style:name="T8" style:family="text">
      <style:text-properties fo:font-style="italic" officeooo:rsid="0017c81b" style:font-style-asian="italic" style:font-style-complex="italic"/>
    </style:style>
    <style:style style:name="T9" style:family="text">
      <style:text-properties fo:font-style="italic" officeooo:rsid="001975a4" style:font-style-asian="italic" style:font-style-complex="italic"/>
    </style:style>
    <style:style style:name="T10" style:family="text">
      <style:text-properties fo:font-style="italic" officeooo:rsid="001e329f" style:font-style-asian="italic" style:font-style-complex="italic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5b0dd" style:font-style-asian="normal" style:font-style-complex="normal"/>
    </style:style>
    <style:style style:name="T14" style:family="text">
      <style:text-properties fo:font-style="normal" officeooo:rsid="0008b9d5" style:font-style-asian="normal" style:font-style-complex="normal"/>
    </style:style>
    <style:style style:name="T15" style:family="text">
      <style:text-properties fo:font-style="normal" officeooo:rsid="0008fda2" style:font-style-asian="normal" style:font-style-complex="normal"/>
    </style:style>
    <style:style style:name="T16" style:family="text">
      <style:text-properties fo:font-style="normal" officeooo:rsid="000be47f" style:font-style-asian="normal" style:font-style-complex="normal"/>
    </style:style>
    <style:style style:name="T17" style:family="text">
      <style:text-properties fo:font-style="normal" officeooo:rsid="000cb85b" style:font-style-asian="normal" style:font-style-complex="normal"/>
    </style:style>
    <style:style style:name="T18" style:family="text">
      <style:text-properties fo:font-style="normal" officeooo:rsid="000d67f0" style:font-style-asian="normal" style:font-style-complex="normal"/>
    </style:style>
    <style:style style:name="T19" style:family="text">
      <style:text-properties fo:font-style="normal" officeooo:rsid="000e452d" style:font-style-asian="normal" style:font-style-complex="normal"/>
    </style:style>
    <style:style style:name="T20" style:family="text">
      <style:text-properties fo:font-style="normal" officeooo:rsid="0012c251" style:font-style-asian="normal" style:font-style-complex="normal"/>
    </style:style>
    <style:style style:name="T21" style:family="text">
      <style:text-properties fo:font-style="normal" officeooo:rsid="00143dae" style:font-style-asian="normal" style:font-style-complex="normal"/>
    </style:style>
    <style:style style:name="T22" style:family="text">
      <style:text-properties fo:font-style="normal" officeooo:rsid="0015f2a6" style:font-style-asian="normal" style:font-style-complex="normal"/>
    </style:style>
    <style:style style:name="T23" style:family="text">
      <style:text-properties fo:font-style="normal" officeooo:rsid="001975a4" style:font-style-asian="normal" style:font-style-complex="normal"/>
    </style:style>
    <style:style style:name="T24" style:family="text">
      <style:text-properties fo:font-style="normal" officeooo:rsid="001e329f" style:font-style-asian="normal" style:font-style-complex="normal"/>
    </style:style>
    <style:style style:name="T25" style:family="text">
      <style:text-properties fo:font-style="normal" style:text-underline-style="none" style:font-style-asian="normal" style:font-style-complex="normal"/>
    </style:style>
    <style:style style:name="T26" style:family="text">
      <style:text-properties fo:font-style="normal" style:text-underline-style="none" officeooo:rsid="001f1d4e" style:font-style-asian="normal" style:font-style-complex="normal"/>
    </style:style>
    <style:style style:name="T27" style:family="text">
      <style:text-properties fo:font-size="12pt" fo:language="fr" fo:country="FR" fo:font-style="normal" style:text-underline-style="none" officeooo:rsid="00100b37" style:font-size-asian="10.5pt" style:font-style-asian="normal" style:font-size-complex="12pt" style:font-style-complex="normal"/>
    </style:style>
    <style:style style:name="T28" style:family="text">
      <style:text-properties fo:font-size="12pt" fo:language="fr" fo:country="FR" fo:font-style="normal" style:text-underline-style="none" officeooo:rsid="0010ba80" style:font-size-asian="10.5pt" style:font-style-asian="normal" style:font-size-complex="12pt" style:font-style-complex="normal"/>
    </style:style>
    <style:style style:name="T29" style:family="text">
      <style:text-properties fo:font-size="12pt" fo:language="fr" fo:country="FR" fo:font-style="italic" style:text-underline-style="none" officeooo:rsid="0010ba80" style:font-size-asian="10.5pt" style:font-style-asian="italic" style:font-size-complex="12pt" style:font-style-complex="italic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officeooo:rsid="000a510a"/>
    </style:style>
    <style:style style:name="T32" style:family="text">
      <style:text-properties officeooo:rsid="000be47f"/>
    </style:style>
    <style:style style:name="T33" style:family="text">
      <style:text-properties officeooo:rsid="0012c2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">Système et réseaux : Mini shell</text:p>
      <text:p text:style-name="P20"><text:tab/><text:tab/><text:tab/></text:p>
      <text:p text:style-name="P1">Rapport de projet</text:p>
      <text:p text:style-name="P1"/>
      <text:p text:style-name="P21"><text:span text:style-name="T30">BARROIS Florian - DUVERNET Thomas</text:span></text:p>
      <text:p text:style-name="P3"/>
      <text:p text:style-name="P19"><text:span text:style-name="T1">Introduction :</text:span></text:p>
      <text:p text:style-name="P4"/>
      <text:p text:style-name="P4">Ce projet consiste à implémenter quelques fonctionnalités similaires à celle d'un shell bash. L'objectif de l'exercice est de mettre à profit bon nombres de notions vues en cours à savoir le traitement des signaux, la gestion des processus, des redirections et des <text:span text:style-name="T3">pipes</text:span><text:span text:style-name="T12">, </text:span><text:span text:style-name="T13">via des appels système.</text:span><text:span text:style-name="T12"> Le programme implémenté contient également d'autres fonctionnalités n'impliquant pas ces notions.</text:span></text:p>
      <text:p text:style-name="P4"/>
      <text:p text:style-name="P24">Modifications <text:span text:style-name="T31">d</text:span>u programme existant :</text:p>
      <text:p text:style-name="P24"/>
      <text:list xml:id="list524163931849258290" text:style-name="L2">
        <text:list-item>
          <text:p text:style-name="P7"><text:span text:style-name="T32">ajout</text:span> du champ <text:span text:style-name="T3">nbCmd</text:span> qui compte le nombres de commandes situées dans <text:span text:style-name="T3">seq </text:span><text:span text:style-name="T12">pour simplifier le code par la suite.</text:span></text:p>
        </text:list-item>
        <text:list-item>
          <text:p text:style-name="P7"><text:span text:style-name="T16">ajout</text:span><text:span text:style-name="T12"> du champ </text:span><text:span text:style-name="T3">bg </text:span><text:span text:style-name="T12">pour la gestion des tâches en arrière-plan.</text:span></text:p>
        </text:list-item>
      </text:list>
      <text:p text:style-name="P4"/>
      <text:p text:style-name="P4"/>
      <text:p text:style-name="P22"><text:span text:style-name="T17">Réalisations</text:span><text:span text:style-name="T12"> </text:span><text:span text:style-name="T14">(par ordre chronologique) </text:span><text:span text:style-name="T12">:</text:span></text:p>
      <text:p text:style-name="P22"/>
      <text:list xml:id="list5534513425296172611" text:style-name="L1">
        <text:list-item>
          <text:p text:style-name="P5"><text:span text:style-name="T12">commande simple : </text:span><text:span text:style-name="T15">fonction </text:span><text:span text:style-name="T4"><text:s/>executer_commande. </text:span><text:span text:style-name="T15">U</text:span><text:span text:style-name="T12">tilisation des entrées stockées dans le champ </text:span><text:span text:style-name="T3">seq</text:span><text:span text:style-name="T12"> de la structure </text:span><text:span text:style-name="T3">cmdline</text:span><text:span text:style-name="T12">. </text:span><text:span text:style-name="T18">Fonction modifiée à chaque nouvelle fonctionnalité.</text:span></text:p>
          <text:p text:style-name="P5"><text:span text:style-name="T18"/></text:p>
        </text:list-item>
        <text:list-item>
          <text:p text:style-name="P8"><text:span text:style-name="T18">i</text:span><text:span text:style-name="T12">mplémentation des redirections en entrée/sortie : simple remplacement des E/S standards par les descripteurs de fichier cibles.</text:span></text:p>
          <text:p text:style-name="P8"><text:span text:style-name="T12"/></text:p>
        </text:list-item>
        <text:list-item>
          <text:p text:style-name="P10"><text:span text:style-name="T12">implémentation des pipelines : Création d'un processus fils par commande détectée. Utilisation d'un tableau de </text:span><text:span text:style-name="T3">pipes</text:span><text:span text:style-name="T12"> pour la communication entre les fils. Ceci permet l'exécution en parallèle des différentes commandes.</text:span></text:p>
          <text:p text:style-name="P10"><text:span text:style-name="T12"/></text:p>
        </text:list-item>
        <text:list-item>
          <text:p text:style-name="P12"><text:span text:style-name="T12">traitement des redirections E/S sur les pipelines : la redirection en entrée s'effectue sur la première commande tandis que la redirection en sortie est depuis le résultat </text:span><text:span text:style-name="T19">obtenu après</text:span><text:span text:style-name="T12"> la dernière commande.</text:span></text:p>
          <text:p text:style-name="P12"><text:span text:style-name="T12"/></text:p>
        </text:list-item>
        <text:list-item>
          <text:p text:style-name="P14"><text:span text:style-name="T12">exécution de commandes en arrière plan : </text:span><text:span text:style-name="T21">fonction </text:span><text:span text:style-name="T5">executer_commandes_arriere_plan </text:span><text:span text:style-name="T21">: </text:span><text:span text:style-name="T20">utilisation de l'option WNOHANG.</text:span></text:p>
          <text:p text:style-name="P14"><text:span text:style-name="T12"/></text:p>
        </text:list-item>
        <text:list-item>
          <text:p text:style-name="P14">Changement de l’ état du processus en premier plan : fonction <text:span text:style-name="T3">traite_signal </text:span><text:span text:style-name="T12">: gestion des signaux SIGINT et SIGTSTP.</text:span></text:p>
          <text:p text:style-name="P14"><text:span text:style-name="T12"/></text:p>
        </text:list-item>
        <text:list-item>
          <text:p text:style-name="P17"><text:span text:style-name="T27">Gestion des zombies : </text:span><text:span text:style-name="T28">modification de </text:span><text:span text:style-name="T29">traite_signal</text:span><text:span text:style-name="T28"> pour prendre en compte le signal SIGCHLD. Gestion des zombies grâce à l'option </text:span>W<text:span text:style-name="T33">UNTRACED</text:span>.</text:p>
        </text:list-item>
      </text:list>
      <text:p text:style-name="P18"/>
      <text:p text:style-name="P27"/>
      <text:p text:style-name="P25"><text:soft-page-break/>Description des tests :</text:p>
      <text:p text:style-name="P23"/>
      <text:list xml:id="list2544379561071726653" text:style-name="L3">
        <text:list-item>
          <text:p text:style-name="P6"><text:span text:style-name="T12">commande simple : </text:span><text:span text:style-name="T22">commandes </text:span><text:span text:style-name="T6">ls, cat, ps</text:span><text:span text:style-name="T22">.</text:span></text:p>
          <text:p text:style-name="P6"><text:span text:style-name="T18"/></text:p>
        </text:list-item>
        <text:list-item>
          <text:p text:style-name="P9"><text:span text:style-name="T18">i</text:span><text:span text:style-name="T12">mplémentation des redirections en entrée/sortie : </text:span><text:span text:style-name="T6">ls -l &gt; file</text:span><text:span text:style-name="T22">, </text:span><text:span text:style-name="T6">file &gt; wc -c</text:span><text:span text:style-name="T22">.</text:span></text:p>
          <text:p text:style-name="P9"><text:span text:style-name="T12"/></text:p>
        </text:list-item>
        <text:list-item>
          <text:p text:style-name="P11"><text:span text:style-name="T12">pipelines : </text:span><text:span text:style-name="T7">ls -l | wc -l | wc -c </text:span><text:span text:style-name="T8">± entrée/sortie. </text:span><text:span text:style-name="T23">Test de la commande </text:span><text:span text:style-name="T9">find </text:span><text:span text:style-name="T23">sur une grosse quantité de données pour vérifier l'exécution des différentes commandes en parallèle.</text:span></text:p>
          <text:p text:style-name="P13"><text:span text:style-name="T12"/></text:p>
        </text:list-item>
        <text:list-item>
          <text:p text:style-name="P15"><text:span text:style-name="T12">commandes en arrière plan/</text:span><text:span text:style-name="T24">traitement des signaux </text:span><text:span text:style-name="T12">: </text:span><text:span text:style-name="T24">commande </text:span><text:span text:style-name="T10">cat.</text:span></text:p>
        </text:list-item>
      </text:list>
      <text:p text:style-name="P25"/>
      <text:p text:style-name="P25"/>
      <text:p text:style-name="P26">Conclusion :</text:p>
      <text:p text:style-name="P26"/>
      <text:p text:style-name="P16"><text:span text:style-name="T2">La plupart des fonctionnalités a été réalisée. La partie sur les </text:span><text:span text:style-name="T11">jobs </text:span><text:span text:style-name="T25">n'a pas été implémentée faute de temps. Les principales difficultés ont été rencontrées sur la gestion de </text:span><text:span text:style-name="T11">pipes</text:span><text:span text:style-name="T25"> multiples et sur le traitement des signaux. </text:span><text:span text:style-name="T26">Globalement, les appels systèmes ont été compris et le shell, bien que simple, est fonctionne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21:58:10.436000000</meta:creation-date>
    <dc:date>2017-02-26T00:39:38.159000000</dc:date>
    <meta:editing-duration>PT2H41M14S</meta:editing-duration>
    <meta:editing-cycles>35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33" meta:word-count="412" meta:character-count="2574" meta:non-whitespace-character-count="2203"/>
  </office:meta>
</office:document-meta>
</file>